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CONSERVERIE DE LEGUMES </text:p>
      <text:p text:style-name="P1"><text:s/>FRD/ BFR/ TRESORERIE </text:p>
      <text:p text:style-name="P1"/>
      <text:p text:style-name="P2"/>
      <text:p text:style-name="P2"/>
      <text:p text:style-name="P2">FDR = Ressources stables – Emplois Stables nets</text:p>
      <text:p text:style-name="P2"><text:s text:c="2"/></text:p>
      <text:p text:style-name="P2"><text:s/>Ressources stables = <text:s/>capitaux propres <text:s/>+ dettes financières stables ( emprunts à LMT ) </text:p>
      <text:p text:style-name="P2">= 350 000 +(160 000 – 14 000 )</text:p>
      <text:p text:style-name="P2"><text:s/>= 496 000 € </text:p>
      <text:p text:style-name="P2">Remarque : des 160 000 € de dettes auprès d'etablissement de crédit, il faut déduire le découvert bancaire qui est à court terme ( un banquier ne va jamais vous donner de délai pour rembourser un découvert )</text:p>
      <text:p text:style-name="P2"/>
      <text:p text:style-name="P2"/>
      <text:p text:style-name="P2">Emplois stables ( nets ) = 407 900 € </text:p>
      <text:p text:style-name="P2"/>
      <text:p text:style-name="P2"><text:s/>D'où , <text:span text:style-name="T1">FDR = 88 100 €</text:span></text:p>
      <text:p text:style-name="P2"/>
      <text:p text:style-name="P2">BFR = ( stocks +créances nets ) <text:s/>- ( dettes non financières <text:s text:c="2"/>)</text:p>
      <text:p text:style-name="P2"/>
      <text:p text:style-name="P2"><text:span text:style-name="T1">BFR</text:span>= ( 18 000 +22 000 <text:s/>+ 90 000) – (1900 +22 000 +10 000) =<text:span text:style-name="T1"> 96 100 €</text:span></text:p>
      <text:p text:style-name="P2"/>
      <text:p text:style-name="P2"/>
      <text:p text:style-name="P2">Trésorerie nette = trésorerie actif – trésorerie passif = Disponibilités – Découvert </text:p>
      <text:p text:style-name="P2"><text:s text:c="26"/>= <text:s/>6 000 – 14 000 = - 8 000 €</text:p>
      <text:p text:style-name="P2"/>
      <text:p text:style-name="P2"/>
      <text:p text:style-name="P2">Vérification : FDR – BFR = Trésorerie Nette </text:p>
      <text:p text:style-name="P2"><text:s text:c="23"/>88 100 – 96 100 = - 8 000 €</text:p>
      <text:p text:style-name="P2"/>
      <text:p text:style-name="P2"><text:s/>Le FDR de l 'entreprise n'est pas suffisant pour couvrir les besoins du cycle d'exploitation ( BFR ) </text:p>
      <text:p text:style-name="P2">et / ou les besoins du cycle d'exploitation sont trop importants ( stocks trop importants et/ ou délais clients trop longs ou/et délais fournisseurs trop faibles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INE DESCARPENTRIES</meta:initial-creator>
    <meta:creation-date>2020-04-27T09:41:27.92</meta:creation-date>
    <dc:date>2020-12-02T11:32:14.89</dc:date>
    <dc:creator>Martine  Descarpentries</dc:creator>
    <meta:editing-duration>PT48M40S</meta:editing-duration>
    <meta:editing-cycles>3</meta:editing-cycles>
    <meta:generator>OpenOffice/4.1.2$Win32 OpenOffice.org_project/412m3$Build-9782</meta:generator>
    <meta:document-statistic meta:table-count="0" meta:image-count="0" meta:object-count="0" meta:page-count="1" meta:paragraph-count="18" meta:word-count="214" meta:character-count="1126"/>
  </office:meta>
</office:document-meta>
</file>